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3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5Z9"/>SURAT KEPUTUSAN</text:p>
      <text:p text:style-name="P8">No. / 422 / 454 /Adm.Sek</text:p>
      <text:p text:style-name="P9"/>
      <text:p text:style-name="P10">Berdasarkan :</text:p>
      <text:list xml:id="list429028480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AYU AMALIA OKTANTI</text:span></text:p>
      <text:p text:style-name="P12"><text:span text:style-name="T2"><text:tab/><text:tab/>Tempat, Tanggal Lahir<text:tab/>: Serang, 28-10-2001</text:span></text:p>
      <text:p text:style-name="P12"><text:span text:style-name="T2"><text:tab/><text:tab/>NISN<text:tab/><text:tab/><text:tab/><text:tab/>: 0011327034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5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5Z11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5Z9"/><text:bookmark-end text:name="_Hlk481362583MailMergeMark2020-05-06T03:14:45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2.90728755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6" meta:non-whitespace-character-count="91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